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2.431cm"/>
    </style:style>
    <style:style style:name="P1" style:family="paragraph">
      <style:paragraph-properties fo:text-align="center"/>
      <style:text-properties fo:font-size="8pt" style:font-size-asian="10pt" style:font-size-complex="10pt"/>
    </style:style>
    <style:style style:name="P2" style:family="paragraph">
      <style:paragraph-properties fo:text-align="start"/>
      <style:text-properties fo:font-size="8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9" draw:id="id19" draw:layer="layout" svg:width="5cm" svg:height="0.75cm" svg:x="2.001cm" svg:y="1.5cm">
          <text:p text:style-name="P1">wit:webidAuthent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5cm" svg:height="0.75cm" svg:x="2.501cm" svg:y="2.5cm">
          <text:p text:style-name="P1">wit:webidClaim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cm" svg:height="0.75cm" svg:x="3.002cm" svg:y="14.5cm">
          <text:p text:style-name="P1">wit:certificateOk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cm" svg:height="0.75cm" svg:x="3.502cm" svg:y="15.5cm">
          <text:p text:style-name="P1">wit:certificateProvided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cm" svg:height="0.75cm" svg:x="3.502cm" svg:y="16.5cm">
          <text:p text:style-name="P1">wit:certificateProvidedSAN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cm" svg:height="0.75cm" svg:x="3.502cm" svg:y="17.5cm">
          <text:p text:style-name="P1">wit:certificateDateOk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cm" svg:height="0.75cm" svg:x="3.502cm" svg:y="18.5cm">
          <text:p text:style-name="P1">wit:certificatePubkeyRecognis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5cm" svg:height="0.75cm" svg:x="3.502cm" svg:y="19.5cm">
          <text:p text:style-name="P1">wit:certificateCriticalExtensionsOk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5cm" svg:height="0.75cm" svg:x="3.001cm" svg:y="3.5cm">
          <text:p text:style-name="P1">wit:profileOk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cm" svg:height="0.75cm" svg:x="3.501cm" svg:y="4.5cm">
          <text:p text:style-name="P1">wit:profileGet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cm" svg:height="0.75cm" svg:x="3.501cm" svg:y="5.5cm">
          <text:p text:style-name="P1">wit:profileWellFormed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5cm" svg:height="0.75cm" svg:x="3.501cm" svg:y="6.5cm">
          <text:p text:style-name="P1">wit:profileAllKeysWellForme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0.75cm" svg:x="4.001cm" svg:y="7.5cm">
          <text:p text:style-name="P1">wit:profileWellFormedPubke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0.75cm" svg:x="5.001cm" svg:y="9.5cm">
          <text:p text:style-name="P1">wit:pubkeyRSAModulusFunctiona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0.75cm" svg:x="5.001cm" svg:y="10.5cm">
          <text:p text:style-name="P1">wit:pubkeyRSAModulusLiter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cm" svg:height="0.75cm" svg:x="4.501cm" svg:y="8.5cm">
          <text:p text:style-name="P1">wit:pubkeyRSAModulu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cm" svg:height="0.75cm" svg:x="5.001cm" svg:y="12.5cm">
          <text:p text:style-name="P1">wit:pubkeyRSAExponentFunctional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cm" svg:height="0.75cm" svg:x="5.001cm" svg:y="13.5cm">
          <text:p text:style-name="P1">wit:pubkeyRSAExponentLiteral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0.75cm" svg:x="4.501cm" svg:y="11.5cm">
          <text:p text:style-name="P1">wit:pubkeyRSAExpon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5cm" svg:height="1.75cm" svg:x="14cm" svg:y="10cm">
          <text:p text:style-name="P2"><text:span text:style-name="T1">cert:Certificate</text:span><text:span text:style-name="T1"><text:line-break/></text:span><text:span text:style-name="T1"><text:line-break/></text:span><text:span text:style-name="T2">cert:base64der</text:span><text:span text:style-name="T2"><text:line-break/></text:span><text:span text:style-name="T2">cert:principal_k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5cm" svg:height="1.75cm" svg:x="14cm" svg:y="12cm">
          <text:p text:style-name="P2"><text:span text:style-name="T1">rsa:RSAPublicKey</text:span><text:span text:style-name="T1"><text:line-break/></text:span><text:span text:style-name="T1"><text:line-break/></text:span><text:span text:style-name="T2">rsa:modulus</text:span><text:span text:style-name="T2"><text:line-break/></text:span><text:span text:style-name="T2">rsa:public_exponen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501cm" svg:y1="8.875cm" svg:x2="5.001cm" svg:y2="9.875cm" draw:start-shape="id1" draw:start-glue-point="3" draw:end-shape="id2" draw:end-glue-point="3" svg:d="m4501 8875h-501v1000h1001">
          <text:p/>
        </draw:connector>
        <draw:connector draw:style-name="gr3" draw:text-style-name="P4" draw:layer="layout" svg:x1="4.501cm" svg:y1="8.875cm" svg:x2="5.001cm" svg:y2="10.875cm" draw:start-shape="id1" draw:start-glue-point="3" draw:end-shape="id3" draw:end-glue-point="3" svg:d="m4501 8875h-501v2000h1001">
          <text:p/>
        </draw:connector>
        <draw:connector draw:style-name="gr3" draw:text-style-name="P3" draw:layer="layout" svg:x1="4.501cm" svg:y1="11.875cm" svg:x2="5.001cm" svg:y2="12.875cm" draw:start-shape="id4" draw:start-glue-point="3" draw:end-shape="id5" draw:end-glue-point="3" svg:d="m4501 11875h-501v1000h1001">
          <text:p/>
        </draw:connector>
        <draw:connector draw:style-name="gr3" draw:text-style-name="P3" draw:layer="layout" svg:x1="4.501cm" svg:y1="11.875cm" svg:x2="5.001cm" svg:y2="13.875cm" draw:start-shape="id4" draw:start-glue-point="3" draw:end-shape="id6" draw:end-glue-point="3" svg:d="m4501 11875h-501v2000h1001">
          <text:p/>
        </draw:connector>
        <draw:connector draw:style-name="gr3" draw:text-style-name="P3" draw:layer="layout" svg:x1="4.001cm" svg:y1="7.875cm" svg:x2="4.501cm" svg:y2="8.875cm" draw:start-shape="id7" draw:start-glue-point="3" draw:end-shape="id1" draw:end-glue-point="3" svg:d="m4001 7875h-501v1000h1001">
          <text:p/>
        </draw:connector>
        <draw:connector draw:style-name="gr3" draw:text-style-name="P3" draw:layer="layout" svg:x1="4.001cm" svg:y1="7.875cm" svg:x2="4.501cm" svg:y2="11.875cm" draw:start-shape="id7" draw:start-glue-point="3" draw:end-shape="id4" draw:end-glue-point="3" svg:d="m4001 7875h-501v4000h1001">
          <text:p/>
        </draw:connector>
        <draw:connector draw:style-name="gr3" draw:text-style-name="P3" draw:layer="layout" svg:x1="3.002cm" svg:y1="14.875cm" svg:x2="3.502cm" svg:y2="15.875cm" draw:start-shape="id8" draw:start-glue-point="3" draw:end-shape="id9" draw:end-glue-point="3" svg:d="m3002 14875h-501v1000h1001">
          <text:p/>
        </draw:connector>
        <draw:connector draw:style-name="gr3" draw:text-style-name="P3" draw:layer="layout" svg:x1="3.002cm" svg:y1="14.875cm" svg:x2="3.502cm" svg:y2="16.875cm" draw:start-shape="id8" draw:start-glue-point="3" draw:end-shape="id10" draw:end-glue-point="3" svg:d="m3002 14875h-501v2000h1001">
          <text:p/>
        </draw:connector>
        <draw:connector draw:style-name="gr3" draw:text-style-name="P3" draw:layer="layout" svg:x1="3.002cm" svg:y1="14.875cm" svg:x2="3.502cm" svg:y2="17.875cm" draw:start-shape="id8" draw:start-glue-point="3" draw:end-shape="id11" svg:d="m3002 14875h-501v3000h1001">
          <text:p/>
        </draw:connector>
        <draw:connector draw:style-name="gr3" draw:text-style-name="P3" draw:layer="layout" svg:x1="3.002cm" svg:y1="14.875cm" svg:x2="3.502cm" svg:y2="18.875cm" draw:start-shape="id8" draw:start-glue-point="3" draw:end-shape="id12" draw:end-glue-point="3" svg:d="m3002 14875h-501v4000h1001">
          <text:p/>
        </draw:connector>
        <draw:connector draw:style-name="gr3" draw:text-style-name="P3" draw:layer="layout" svg:x1="3.002cm" svg:y1="14.875cm" svg:x2="3.502cm" svg:y2="19.875cm" draw:start-shape="id8" draw:start-glue-point="3" draw:end-shape="id13" draw:end-glue-point="3" svg:d="m3002 14875h-501v5000h1001">
          <text:p/>
        </draw:connector>
        <draw:connector draw:style-name="gr3" draw:text-style-name="P3" draw:layer="layout" svg:x1="3.501cm" svg:y1="6.875cm" svg:x2="4.001cm" svg:y2="7.875cm" draw:start-shape="id14" draw:start-glue-point="3" draw:end-shape="id7" draw:end-glue-point="3" svg:d="m3501 6875h-501v1000h1001">
          <text:p/>
        </draw:connector>
        <draw:connector draw:style-name="gr3" draw:text-style-name="P3" draw:layer="layout" svg:x1="3.001cm" svg:y1="3.875cm" svg:x2="3.501cm" svg:y2="4.875cm" draw:start-shape="id15" draw:start-glue-point="3" draw:end-shape="id16" draw:end-glue-point="3" svg:d="m3001 3875h-501v1000h1001">
          <text:p/>
        </draw:connector>
        <draw:connector draw:style-name="gr3" draw:text-style-name="P3" draw:layer="layout" svg:x1="3.001cm" svg:y1="3.875cm" svg:x2="3.501cm" svg:y2="5.875cm" draw:start-shape="id15" draw:start-glue-point="3" draw:end-shape="id17" draw:end-glue-point="3" svg:d="m3001 3875h-501v2000h1001">
          <text:p/>
        </draw:connector>
        <draw:connector draw:style-name="gr3" draw:text-style-name="P3" draw:layer="layout" svg:x1="3.001cm" svg:y1="3.875cm" svg:x2="3.501cm" svg:y2="6.875cm" draw:start-shape="id15" draw:start-glue-point="3" draw:end-shape="id14" draw:end-glue-point="3" svg:d="m3001 3875h-501v3000h1001">
          <text:p/>
        </draw:connector>
        <draw:connector draw:style-name="gr4" draw:text-style-name="P3" draw:layer="layout" svg:x1="2.501cm" svg:y1="2.875cm" svg:x2="3.001cm" svg:y2="3.875cm" draw:start-shape="id18" draw:start-glue-point="3" draw:end-shape="id15" draw:end-glue-point="3" svg:d="m2501 2875h-501v1000h1001">
          <text:p/>
        </draw:connector>
        <draw:connector draw:style-name="gr3" draw:text-style-name="P3" draw:layer="layout" svg:x1="2.501cm" svg:y1="2.875cm" svg:x2="3.002cm" svg:y2="14.875cm" draw:start-shape="id18" draw:start-glue-point="3" draw:end-shape="id8" draw:end-glue-point="3" svg:d="m2501 2875h-501v12000h1002">
          <text:p/>
        </draw:connector>
        <draw:connector draw:style-name="gr4" draw:text-style-name="P3" draw:layer="layout" svg:x1="2.001cm" svg:y1="1.875cm" svg:x2="2.501cm" svg:y2="2.875cm" draw:start-shape="id19" draw:start-glue-point="3" draw:end-shape="id18" draw:end-glue-point="3" svg:d="m2001 1875h-501v1000h1001">
          <text:p/>
        </draw:connector>
        <draw:line draw:style-name="gr4" draw:text-style-name="P3" draw:layer="layout" svg:x1="15.75cm" svg:y1="11.5cm" svg:x2="15.75cm" svg:y2="12.25cm">
          <text:p/>
        </draw:line>
        <draw:connector draw:style-name="gr4" draw:text-style-name="P3" draw:layer="layout" draw:line-skew="0.249cm" svg:x1="8.002cm" svg:y1="14.875cm" svg:x2="14cm" svg:y2="10.875cm" draw:start-shape="id8" draw:start-glue-point="1" draw:end-shape="id20" draw:end-glue-point="3" svg:d="m8002 14875h3248v-4000h2750">
          <text:p/>
        </draw:connector>
        <draw:connector draw:style-name="gr4" draw:text-style-name="P3" draw:layer="layout" svg:x1="8.502cm" svg:y1="15.875cm" svg:x2="14cm" svg:y2="10.875cm" draw:start-shape="id9" draw:start-glue-point="1" draw:end-shape="id20" draw:end-glue-point="3" svg:d="m8502 15875h2749v-5000h2749">
          <text:p/>
        </draw:connector>
        <draw:connector draw:style-name="gr4" draw:text-style-name="P3" draw:layer="layout" svg:x1="8.502cm" svg:y1="16.875cm" svg:x2="14cm" svg:y2="10.875cm" draw:start-shape="id10" draw:start-glue-point="1" draw:end-shape="id20" draw:end-glue-point="3" svg:d="m8502 16875h2749v-6000h2749">
          <text:p/>
        </draw:connector>
        <draw:connector draw:style-name="gr4" draw:text-style-name="P3" draw:layer="layout" svg:x1="8.502cm" svg:y1="17.875cm" svg:x2="14cm" svg:y2="10.875cm" draw:start-shape="id11" draw:start-glue-point="1" draw:end-shape="id20" draw:end-glue-point="3" svg:d="m8502 17875h2749v-7000h2749">
          <text:p/>
        </draw:connector>
        <draw:connector draw:style-name="gr4" draw:text-style-name="P3" draw:layer="layout" svg:x1="8.502cm" svg:y1="18.875cm" svg:x2="14cm" svg:y2="10.875cm" draw:start-shape="id12" draw:start-glue-point="1" draw:end-shape="id20" draw:end-glue-point="3" svg:d="m8502 18875h2749v-8000h2749">
          <text:p/>
        </draw:connector>
        <draw:connector draw:style-name="gr4" draw:text-style-name="P3" draw:layer="layout" svg:x1="8.502cm" svg:y1="19.875cm" svg:x2="14cm" svg:y2="10.875cm" draw:start-shape="id13" draw:start-glue-point="1" draw:end-shape="id20" draw:end-glue-point="3" svg:d="m8502 19875h2749v-9000h2749">
          <text:p/>
        </draw:connector>
        <draw:frame draw:style-name="gr5" draw:text-style-name="P5" draw:layer="layout" svg:width="2cm" svg:height="0.569cm" svg:x="11.5cm" svg:y="10.25cm">
          <draw:text-box>
            <text:p text:style-name="P5"><text:span text:style-name="T3">earl:subject</text:span></text:p>
          </draw:text-box>
        </draw:frame>
        <draw:frame draw:style-name="gr6" draw:text-style-name="P5" draw:layer="layout" svg:width="2cm" svg:height="0.569cm" svg:x="2cm" svg:y="12.681cm">
          <draw:text-box>
            <text:p text:style-name="P5"><text:span text:style-name="T3">dct:hasPart</text:span></text:p>
          </draw:text-box>
        </draw:frame>
        <draw:connector draw:style-name="gr4" draw:text-style-name="P3" draw:layer="layout" draw:line-skew="0.749cm" svg:x1="8.502cm" svg:y1="18.875cm" svg:x2="14cm" svg:y2="12.875cm" draw:start-shape="id12" draw:start-glue-point="1" draw:end-shape="id21" draw:end-glue-point="3" svg:d="m8502 18875h3498v-6000h2000">
          <text:p/>
        </draw:connector>
        <draw:frame draw:style-name="gr5" draw:text-style-name="P5" draw:layer="layout" svg:width="2cm" svg:height="0.569cm" svg:x="11.75cm" svg:y="12.25cm">
          <draw:text-box>
            <text:p text:style-name="P5"><text:span text:style-name="T3">earl:poi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21T00:15:59.95</meta:creation-date>
    <meta:editing-duration>PT1M44S</meta:editing-duration>
    <meta:editing-cycles>2</meta:editing-cycles>
    <meta:generator>LibreOffice/3.4$Win32 LibreOffice_project/340m1$Build-103</meta:generator>
    <dc:date>2011-09-21T00:17:17.03</dc:date>
    <meta:document-statistic meta:object-count="50"/>
  </office:meta>
</office:document-meta>
</file>